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3" style:family="table-cell">
      <style:table-cell-properties style:vertical-align="middle"/>
      <style:text-properties fo:color="#000000" fo:font-family="Sans Serif" fo:font-size="10pt"/>
    </style:style>
    <style:style style:name="ce4" style:family="table-cell">
      <style:table-cell-properties style:cell-protect="none" style:vertical-align="middle"/>
      <style:text-properties fo:color="#000000" fo:font-family="Sans Serif" fo:font-size="10pt"/>
    </style:style>
    <style:style style:name="ce5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2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2">
            <text:p>PluginFrame.message.Title = </text:p>
          </table:table-cell>
        </table:table-row>
        <table:table-row table:style-name="ro1">
          <table:table-cell office:value-type="string" office:string-value="PluginFrame.tab.Manage = " table:style-name="ce1">
            <text:p>PluginFrame.tab.Manage = </text:p>
          </table:table-cell>
        </table:table-row>
        <table:table-row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message.DeleteRepository = " table:style-name="ce2">
            <text:p>PluginFrame.message.DeleteRepository = </text:p>
          </table:table-cell>
        </table:table-row>
        <table:table-row>
          <table:table-cell office:value-type="string" office:string-value="PluginFrame.dialogbutton.OK = " table:style-name="ce1">
            <text:p>PluginFrame.dialogbutton.OK = </text:p>
          </table:table-cell>
        </table:table-row>
        <table:table-row>
          <table:table-cell office:value-type="string" office:string-value="PluginFrame.dialogbutton.Cancel = " table:style-name="ce2">
            <text:p>PluginFrame.dialogbutton.Cancel = </text:p>
          </table:table-cell>
        </table:table-row>
        <table:table-row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3">
            <text:p>PluginFrame.dialogmessage.FileI/OProblem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1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1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4">
            <text:p>PluginRepositoryPanel.label.Size =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  <table:table-cell/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2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2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4">
            <text:p>SQLQueryBucketFrame.dialogmessage.ErrorReading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2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/>
        </table:table-row>
        <table:table-row table:style-name="ro1">
          <table:table-cell office:value-type="string" office:string-value="QueryFrame.label.Warning = " table:style-name="ce2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2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4">
            <text:p>QueryFrame.dialogmessage.RowSiz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2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4">
            <text:p>QueryTabPanel.label.Rows = </text:p>
          </table:table-cell>
          <table:table-cell/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2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2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2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4">
            <text:p>SearchFrame.label.Cancel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4">
            <text:p>AboutFrame.button.Clos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2">
            <text:p>PreferencesFrame.node.General = </text:p>
          </table:table-cell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2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2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5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2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4">
            <text:p>PreferencesFrame.message.RowSizeWarning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GeneralPreferencesPanel.label.LanguageRestartRequired = " table:style-name="ce5">
            <text:p>GeneralPreferencesPanel.label.LanguageRestartRequired = </text:p>
          </table:table-cell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2">
            <text:p>GeneralPreferencesPanel.label.BatchSize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4">
            <text:p>General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FieldSelectionPreferencesPanel.button.SelectAll = " table:style-name="ce2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5">
            <text:p>TableFieldSelectionPreferencesPanel.button.Apply = 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4">
            <text:p>TableRow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2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2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4">
            <text:p>CSVIm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2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>
          <table:table-cell office:value-type="string" office:string-value="CSVExportPreferencesPanel.button.Apply = " table:style-name="ce4">
            <text:p>CSVExportPreferencesPanel.button.Apply = </text:p>
          </table:table-cell>
          <table:table-cell/>
        </table:table-row>
        <table:table-row>
          <table:table-cell table:style-name="ce1"/>
          <table:table-cell/>
        </table:table-row>
        <table:table-row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2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</table:table-row>
        <table:table-row table:style-name="ro1"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2">
            <text:p>PDFExportPreferencesPanel.combobox.Landscape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4">
            <text:p>PDF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2">
            <text:p>SQLExportPreferencesPanel.label.IdentifierQuoteString = </text:p>
          </table:table-cell>
          <table:table-cell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2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4">
            <text:p>SQLExportPreferencesPanel.button.Apply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4">
            <text:p>ImageUtil.dialogtitle.ConfirmOverwrit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ProgressBar.button.Cancel = " table:style-name="ce5">
            <text:p>MyJSQLView_ProgressBar.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Utils.dialogtitle.TextData = " table:style-name="ce2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2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2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2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2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2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5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5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5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5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5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5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>
            <text:p>MyJSQLView_Utils.dialogbutton.No = </text:p>
          </table:table-cell>
        </table:table-row>
        <table:table-row table:style-name="ro1" table:number-rows-repeated="32305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40</meta:editing-cycles>
    <meta:creation-date>2010-06-05T10:53:00</meta:creation-date>
    <dc:date>2012-10-18T12:38:51</dc:date>
  </office:meta>
</office:document-meta>
</file>